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language="fr" fo:country="FR" fo:font-style="normal" fo:font-weight="normal" officeooo:rsid="0028e724" officeooo:paragraph-rsid="0028e724" style:font-style-asian="normal" style:font-weight-asian="normal" style:font-style-complex="normal" style:font-weight-complex="normal"/>
    </style:style>
    <style:style style:name="P2" style:family="paragraph" style:parent-style-name="Standard" style:list-style-name="L2">
      <style:paragraph-properties fo:text-align="start" style:justify-single-word="false"/>
      <style:text-properties fo:language="fr" fo:country="FR" fo:font-style="normal" fo:font-weight="normal" officeooo:rsid="0038e450" officeooo:paragraph-rsid="0038e450" style:font-style-asian="normal" style:font-weight-asian="normal" style:font-style-complex="normal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language="fr" fo:country="FR" fo:font-style="normal" fo:font-weight="normal" officeooo:rsid="0035f194" officeooo:paragraph-rsid="00463f7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999d78" officeooo:paragraph-rsid="00aa242d"/>
    </style:style>
    <style:style style:name="P5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aa242d" officeooo:paragraph-rsid="00aa242d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900091" officeooo:paragraph-rsid="00900091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25d9f0" officeooo:paragraph-rsid="00894f2b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25d9f0" officeooo:paragraph-rsid="0087b2b1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38e450" officeooo:paragraph-rsid="0038e450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28e724" officeooo:paragraph-rsid="0028e724"/>
    </style:style>
    <style:style style:name="P11" style:family="paragraph" style:parent-style-name="Standard">
      <style:paragraph-properties fo:text-align="start" style:justify-single-word="false"/>
      <style:text-properties fo:language="fr" fo:country="FR" fo:font-weight="normal" officeooo:rsid="0025d9f0" officeooo:paragraph-rsid="0025d9f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08e259" officeooo:paragraph-rsid="0008e259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0102be" officeooo:paragraph-rsid="000102be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e1575c" officeooo:paragraph-rsid="00e1575c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eb9e60" officeooo:paragraph-rsid="00eb9e60"/>
    </style:style>
    <style:style style:name="P16" style:family="paragraph" style:parent-style-name="Standard">
      <style:paragraph-properties fo:text-align="start" style:justify-single-word="false"/>
      <style:text-properties fo:language="fr" fo:country="FR" officeooo:rsid="00ff20cb" officeooo:paragraph-rsid="00ff20cb"/>
    </style:style>
    <style:style style:name="P17" style:family="paragraph" style:parent-style-name="Standard">
      <style:paragraph-properties fo:text-align="center" style:justify-single-word="false"/>
      <style:text-properties fo:color="#ce181e" fo:font-size="18pt" fo:language="fr" fo:country="FR" fo:font-style="italic" style:text-underline-style="solid" style:text-underline-width="auto" style:text-underline-color="font-color" fo:font-weight="bold" officeooo:rsid="000102be" officeooo:paragraph-rsid="000102be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a65d" fo:font-size="16pt" fo:language="fr" fo:country="FR" fo:font-style="italic" style:text-underline-style="solid" style:text-underline-width="auto" style:text-underline-color="font-color" fo:font-weight="bold" officeooo:rsid="0013f967" officeooo:paragraph-rsid="0013f967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a65d" fo:font-size="16pt" fo:language="fr" fo:country="FR" fo:font-style="italic" style:text-underline-style="solid" style:text-underline-width="auto" style:text-underline-color="font-color" fo:font-weight="bold" officeooo:rsid="00dc3685" officeooo:paragraph-rsid="00dc3685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4526f6" officeooo:paragraph-rsid="004526f6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324773" officeooo:paragraph-rsid="00324773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1dead1" officeooo:paragraph-rsid="001dead1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ed1c24" fo:language="fr" fo:country="FR" fo:font-weight="bold" officeooo:rsid="00e80740" officeooo:paragraph-rsid="00e8074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ed1c24" fo:language="fr" fo:country="FR" fo:font-style="normal" fo:font-weight="bold" officeooo:rsid="00f77c34" officeooo:paragraph-rsid="00f77c34" style:font-style-asian="normal" style:font-weight-asian="bold" style:font-style-complex="normal" style:font-weight-complex="bold"/>
    </style:style>
    <style:style style:name="T1" style:family="text">
      <style:text-properties officeooo:rsid="00012257"/>
    </style:style>
    <style:style style:name="T2" style:family="text">
      <style:text-properties officeooo:rsid="00097dd0"/>
    </style:style>
    <style:style style:name="T3" style:family="text">
      <style:text-properties officeooo:rsid="00147879"/>
    </style:style>
    <style:style style:name="T4" style:family="text">
      <style:text-properties officeooo:rsid="001efffd"/>
    </style:style>
    <style:style style:name="T5" style:family="text">
      <style:text-properties officeooo:rsid="002ba3e8"/>
    </style:style>
    <style:style style:name="T6" style:family="text">
      <style:text-properties officeooo:rsid="002e0b32"/>
    </style:style>
    <style:style style:name="T7" style:family="text">
      <style:text-properties officeooo:rsid="0033e400"/>
    </style:style>
    <style:style style:name="T8" style:family="text">
      <style:text-properties officeooo:rsid="00480874"/>
    </style:style>
    <style:style style:name="T9" style:family="text">
      <style:text-properties officeooo:rsid="004d7d4e"/>
    </style:style>
    <style:style style:name="T10" style:family="text">
      <style:text-properties officeooo:rsid="007e81c9"/>
    </style:style>
    <style:style style:name="T11" style:family="text">
      <style:text-properties fo:font-style="italic" officeooo:rsid="0085c3f7" style:font-style-asian="italic" style:font-style-complex="italic"/>
    </style:style>
    <style:style style:name="T12" style:family="text">
      <style:text-properties fo:font-style="italic" fo:font-weight="bold" officeooo:rsid="002e0b32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085c3f7" style:font-style-asian="italic" style:font-weight-asian="normal" style:font-style-complex="italic" style:font-weight-complex="normal"/>
    </style:style>
    <style:style style:name="T14" style:family="text">
      <style:text-properties officeooo:rsid="0085c3f7"/>
    </style:style>
    <style:style style:name="T15" style:family="text">
      <style:text-properties officeooo:rsid="008ec172"/>
    </style:style>
    <style:style style:name="T16" style:family="text">
      <style:text-properties officeooo:rsid="00926323"/>
    </style:style>
    <style:style style:name="T17" style:family="text">
      <style:text-properties fo:font-weight="bold" officeooo:rsid="00926323" style:font-weight-asian="bold" style:font-weight-complex="bold"/>
    </style:style>
    <style:style style:name="T18" style:family="text">
      <style:text-properties fo:font-weight="bold" officeooo:rsid="009b4fda" style:font-weight-asian="bold" style:font-weight-complex="bold"/>
    </style:style>
    <style:style style:name="T19" style:family="text">
      <style:text-properties fo:font-weight="bold" officeooo:rsid="00ebb5a2" style:font-weight-asian="bold" style:font-weight-complex="bold"/>
    </style:style>
    <style:style style:name="T20" style:family="text">
      <style:text-properties officeooo:rsid="009b4fda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cde4f3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cf3eb2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d1d738" style:font-size-asian="14pt" style:font-weight-asian="bold" style:font-size-complex="14pt" style:font-weight-complex="bold"/>
    </style:style>
    <style:style style:name="T25" style:family="text">
      <style:text-properties officeooo:rsid="00d44343"/>
    </style:style>
    <style:style style:name="T26" style:family="text">
      <style:text-properties officeooo:rsid="00dac670"/>
    </style:style>
    <style:style style:name="T27" style:family="text">
      <style:text-properties officeooo:rsid="00dfb719"/>
    </style:style>
    <style:style style:name="T28" style:family="text">
      <style:text-properties officeooo:rsid="00e3375d"/>
    </style:style>
    <style:style style:name="T29" style:family="text">
      <style:text-properties officeooo:rsid="00ebb5a2"/>
    </style:style>
    <style:style style:name="T30" style:family="text">
      <style:text-properties officeooo:rsid="00f8c6c5"/>
    </style:style>
    <style:style style:name="T31" style:family="text">
      <style:text-properties officeooo:rsid="00ffd0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ode d’emploi <text:span text:style-name="T1">des différents scripts :</text:span></text:p>
      <text:p text:style-name="P13"/>
      <text:p text:style-name="P12">Une fois le script voulu téléchargé <text:span text:style-name="T25">et une fois la documentation du script souhaité lue attentivement</text:span>, <text:span text:style-name="T2">naviguez jusqu’à l’emplacement du script et tapez sa commande d’exécution.</text:span></text:p>
      <text:p text:style-name="P12"/>
      <text:p text:style-name="P18"><text:span text:style-name="T26">1) </text:span>Commandes d’exécution <text:span text:style-name="T3">pour chaque script :</text:span></text:p>
      <text:p text:style-name="P22">1) <text:span text:style-name="T4">Version personnelle :</text:span></text:p>
      <text:p text:style-name="P11"><text:span text:style-name="T14">Naviguez vers le dossier contenant le fichier </text:span><text:span text:style-name="T11">"personnel.sh"</text:span><text:span text:style-name="T14">, puis t</text:span>ape<text:span text:style-name="T8">z</text:span> exactement la commande suivante :</text:p>
      <text:list xml:id="list584793113" text:style-name="L1">
        <text:list-item>
          <text:p text:style-name="P1">sudo ./<text:span text:style-name="T5">personnel.sh</text:span></text:p>
        </text:list-item>
      </text:list>
      <text:p text:style-name="P10"/>
      <text:p text:style-name="P10">‘./’ <text:span text:style-name="T6">signifie sur les systèmes UNIX </text:span><text:span text:style-name="T12">"exécution du fichier exécutable"</text:span><text:span text:style-name="T6">. </text:span></text:p>
      <text:p text:style-name="P10"/>
      <text:p text:style-name="P21">2) <text:span text:style-name="T7">Version SIO :</text:span></text:p>
      <text:p text:style-name="P8"><text:span text:style-name="T14">Naviguez vers le dossier contenant le fichier </text:span><text:span text:style-name="T13">"sio.sh"</text:span><text:span text:style-name="T14">, puis t</text:span>ape<text:span text:style-name="T8">z</text:span> exactement la commande suivante :</text:p>
      <text:list xml:id="list1394153629" text:style-name="L2">
        <text:list-item>
          <text:p text:style-name="P2">sudo ./<text:span text:style-name="T10">sio.sh</text:span></text:p>
        </text:list-item>
      </text:list>
      <text:p text:style-name="P9"/>
      <text:p text:style-name="P20">3) Version Bêta :</text:p>
      <text:p text:style-name="P7"><text:span text:style-name="T14">Naviguez vers le dossier contenant le fichier </text:span><text:span text:style-name="T13">"beta.sh"</text:span><text:span text:style-name="T11">,</text:span><text:span text:style-name="T14"> puis t</text:span>ape<text:span text:style-name="T8">z</text:span> exactement la commande suivante :</text:p>
      <text:list xml:id="list1382457141" text:style-name="L3">
        <text:list-item>
          <text:p text:style-name="P3"><text:span text:style-name="T15">sudo </text:span>./<text:span text:style-name="T9">beta.sh</text:span></text:p>
        </text:list-item>
      </text:list>
      <text:p text:style-name="P6"/>
      <text:p text:style-name="P6"/>
      <text:p text:style-name="P6">Si vous êtes <text:span text:style-name="T16">déjà connecté en mode super-administrateur, vous n’avez pas besoin de rajouter la commande </text:span><text:span text:style-name="T17">sudo</text:span><text:span text:style-name="T16">.</text:span></text:p>
      <text:p text:style-name="P6"/>
      <text:p text:style-name="P4">Si vous êtes sur Debian, <text:span text:style-name="T20">la commande </text:span><text:span text:style-name="T18">sudo</text:span><text:span text:style-name="T20"> n’est pas installée de base, vous êtes donc obligé de vous connecter en mode super-administrateur avant de lancer l’installation. </text:span></text:p>
      <text:p text:style-name="P4"/>
      <text:p text:style-name="P5"><text:span text:style-name="T21">Bêta </text:span><text:span text:style-name="T22">(</text:span><text:span text:style-name="T23">Propriétés </text:span><text:span text:style-name="T24">non-fonctionnelles</text:span><text:span text:style-name="T22">) </text:span><text:span text:style-name="T21">:</text:span></text:p>
      <text:p text:style-name="P4"><text:span text:style-name="T20">Dans votre cas, le script téléchargera automatiquement la commande </text:span><text:span text:style-name="T18">sudo</text:span><text:span text:style-name="T20">, et vous ouvrira le fichier "/etc/sudoers/" pour vous permettre d’ajouter votre compte utilisateur dans la liste des sudoers. La procédure détaillée s’affichera à ce moment.</text:span></text:p>
      <text:p text:style-name="P4"/>
      <text:p text:style-name="P19">2) <text:span text:style-name="T27">Gestion d’erreurs :</text:span></text:p>
      <text:p text:style-name="P14">Chaque script <text:span text:style-name="T28">gère de la même façon les erreurs pouvant survenir lors de l’installation. Voici une liste des erreurs pouvant survenir lors de l’exécution du script.</text:span></text:p>
      <text:p text:style-name="P14"/>
      <text:p text:style-name="P23">A) ERREUR : SCRIPT LANCÉ EN TANT QU'UTILISATEUR NORMAL !</text:p>
      <text:p text:style-name="P15">Si cette erreur arrive, c’est <text:span text:style-name="T30">parce </text:span>que vous n’avez pas lu <text:span text:style-name="T29">la première partie de ce manuel traitant de la manière d’exécuter le script voulu. Relisez bien cette partie, la commande d’exécution exacte pour chaque script est écrite en </text:span><text:span text:style-name="T19">noir sur blanc</text:span><text:span text:style-name="T29">.</text:span></text:p>
      <text:p text:style-name="P15"/>
      <text:p text:style-name="P24">B) ERREUR : AUCUNE CONNEXION À INTERNET !</text:p>
      <text:p text:style-name="P16">Si cette erreur arrive, c’est parce que vous n’êtes pas connecté à Internet. <text:span text:style-name="T31">Vérifiez bien que vous êtes connecté à Internet et réessayez.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9T20:10:31.695838085</dc:date>
    <meta:editing-duration>PT1H18M38S</meta:editing-duration>
    <meta:editing-cycles>228</meta:editing-cycles>
    <meta:document-statistic meta:table-count="0" meta:image-count="0" meta:object-count="0" meta:page-count="1" meta:paragraph-count="23" meta:word-count="311" meta:character-count="1977" meta:non-whitespace-character-count="1690"/>
  </office:meta>
</office:document-meta>
</file>